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orDelegate.connect( @ Nullable JMXServiceURL serviceUrl , @ Nullable Map &lt; String , ? &gt; environment , @ Nullable String agen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nectorDelegate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